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MBX12" svg:font-family="CMBX12"/>
    <style:font-face style:name="CMR12" svg:font-family="CMR12"/>
    <style:font-face style:name="NimbusRomNo9L-Medi1" svg:font-family="NimbusRomNo9L-Medi"/>
    <style:font-face style:name="NimbusRomNo9L-Regu1" svg:font-family="NimbusRomNo9L-Regu"/>
    <style:font-face style:name="OpenSymbol" svg:font-family="OpenSymbol"/>
    <style:font-face style:name="Tahoma1" svg:font-family="Tahoma"/>
    <style:font-face style:name="arial" svg:font-family="arial, sans-serif"/>
    <style:font-face style:name="MinionPro-Regular" svg:font-family="MinionPro-Regular" style:font-family-generic="roman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  <style:font-face style:name="TimesNewRoman1" svg:font-family="TimesNewRoman" style:font-family-generic="roman"/>
    <style:font-face style:name="TimesNewRoman,Italic1" svg:font-family="'TimesNewRoman,Italic'" style:font-family-generic="roman"/>
    <style:font-face style:name="TimesNewRomanPS-BoldMT" svg:font-family="TimesNewRomanPS-BoldMT" style:font-family-generic="roman"/>
    <style:font-face style:name="TimesNewRomanPSMT1" svg:font-family="TimesNewRomanPSMT" style:font-family-generic="roman"/>
    <style:font-face style:name="Arial-BoldMT" svg:font-family="Arial-BoldMT" style:font-family-generic="swiss"/>
    <style:font-face style:name="NimbusRomNo9L-Medi" svg:font-family="NimbusRomNo9L-Medi" style:font-family-generic="swiss"/>
    <style:font-face style:name="NimbusRomNo9L-Regu" svg:font-family="NimbusRomNo9L-Regu" style:font-family-generic="swiss"/>
    <style:font-face style:name="TimesNewRoman" svg:font-family="TimesNewRoman" style:font-family-generic="swiss"/>
    <style:font-face style:name="TimesNewRoman,Italic" svg:font-family="'TimesNewRoman,Italic'" style:font-family-generic="swiss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in" fo:text-indent="0in" style:auto-text-indent="false"/>
      <style:text-properties style:font-name="Times New Roman1" fo:font-size="11pt" style:font-size-asian="11pt" style:font-size-complex="11pt"/>
    </style:style>
    <style:style style:name="P2" style:family="paragraph" style:parent-style-name="Standard">
      <style:paragraph-properties fo:margin-left="0.2in" fo:margin-right="0in" fo:text-indent="0in" style:auto-text-indent="false"/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P3" style:family="paragraph" style:parent-style-name="Hanging_20_inden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P4" style:family="paragraph" style:parent-style-name="Hanging_20_indent">
      <style:paragraph-properties fo:margin-left="0.2in" fo:margin-right="0in" fo:text-indent="0in" style:auto-text-indent="false"/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tyle="italic" style:font-name-asian="TimesNewRoman,Italic" style:font-style-asian="italic" style:font-name-complex="TimesNewRoman,Italic" style:font-style-complex="italic"/>
    </style:style>
    <style:style style:name="T2" style:family="text">
      <style:text-properties fo:font-style="italic" style:font-name-asian="TimesNewRoman,Italic1" style:font-style-asian="italic" style:font-name-complex="TimesNewRoman,Italic1" style:font-style-complex="italic"/>
    </style:style>
    <style:style style:name="T3" style:family="text">
      <style:text-properties fo:font-style="italic" style:font-name-asian="TimesNewRoman1" style:font-style-asian="italic" style:font-name-complex="TimesNewRoman1" style:font-style-complex="italic"/>
    </style:style>
    <style:style style:name="T4" style:family="text">
      <style:text-properties fo:font-style="italic" style:font-name-asian="TimesNewRoman" style:font-style-asian="italic" style:font-name-complex="TimesNewRoman" style:font-style-complex="italic"/>
    </style:style>
    <style:style style:name="T5" style:family="text">
      <style:text-properties fo:font-style="italic" style:font-name-asian="MinionPro-Regular" style:font-style-asian="italic" style:font-name-complex="MinionPro-Regular" style:font-style-complex="italic"/>
    </style:style>
    <style:style style:name="T6" style:family="text">
      <style:text-properties fo:font-style="italic" style:font-name-asian="TimesNewRomanPSMT" style:font-style-asian="italic" style:font-name-complex="TimesNewRomanPSMT" style:font-style-complex="italic"/>
    </style:style>
    <style:style style:name="T7" style:family="text">
      <style:text-properties fo:font-style="italic" fo:font-weight="bold" style:font-name-asian="TimesNewRomanPSMT" style:font-style-asian="italic" style:font-weight-asian="bold" style:font-name-complex="TimesNewRomanPSMT" style:font-style-complex="italic" style:font-weight-complex="bold"/>
    </style:style>
    <style:style style:name="T8" style:family="text">
      <style:text-properties fo:font-style="italic" fo:font-weight="bold" style:font-name-asian="Arial-BoldMT" style:font-style-asian="italic" style:font-weight-asian="bold" style:font-name-complex="Arial-BoldMT" style:font-style-complex="italic" style:font-weight-complex="bold"/>
    </style:style>
    <style:style style:name="T9" style:family="text">
      <style:text-properties fo:font-style="italic" style:font-name-asian="Arial-BoldMT" style:font-style-asian="italic" style:font-name-complex="Arial-BoldMT" style:font-style-complex="italic"/>
    </style:style>
    <style:style style:name="T10" style:family="text">
      <style:text-properties fo:font-style="italic" style:font-name-asian="Times-Italic" style:font-style-asian="italic" style:font-name-complex="Times-Italic" style:font-style-complex="italic"/>
    </style:style>
    <style:style style:name="T11" style:family="text">
      <style:text-properties fo:font-style="italic" style:font-name-asian="Times-Roman" style:font-style-asian="italic" style:font-name-complex="Times-Roman" style:font-style-complex="italic"/>
    </style:style>
    <style:style style:name="T12" style:family="text">
      <style:text-properties fo:font-size="11pt" fo:font-style="normal" fo:font-weight="normal" style:font-name-asian="Times-Roman" style:font-size-asian="11pt" style:font-style-asian="normal" style:font-weight-asian="normal" style:font-name-complex="Times-Roman" style:font-size-complex="11pt" style:font-style-complex="normal" style:font-weight-complex="normal"/>
    </style:style>
    <style:style style:name="T13" style:family="text">
      <style:text-properties fo:font-style="normal" style:font-name-asian="TimesNewRoman,Italic" style:font-style-asian="normal" style:font-name-complex="TimesNewRoman,Italic" style:font-style-complex="normal"/>
    </style:style>
    <style:style style:name="T14" style:family="text">
      <style:text-properties fo:font-style="normal" style:font-name-asian="TimesNewRoman" style:font-style-asian="normal" style:font-name-complex="TimesNewRoman" style:font-style-complex="normal"/>
    </style:style>
    <style:style style:name="T15" style:family="text">
      <style:text-properties fo:font-style="normal" style:font-name-asian="TimesNewRoman1" style:font-style-asian="normal" style:font-name-complex="TimesNewRoman1" style:font-style-complex="normal"/>
    </style:style>
    <style:style style:name="T16" style:family="text">
      <style:text-properties fo:font-style="normal" style:font-name-asian="TimesNewRoman,Italic1" style:font-style-asian="normal" style:font-name-complex="TimesNewRoman,Italic1" style:font-style-complex="normal"/>
    </style:style>
    <style:style style:name="T17" style:family="text">
      <style:text-properties fo:font-style="normal" style:font-name-asian="MinionPro-Regular" style:font-style-asian="normal" style:font-name-complex="MinionPro-Regular" style:font-style-complex="normal"/>
    </style:style>
    <style:style style:name="T18" style:family="text">
      <style:text-properties fo:font-style="normal" style:font-name-asian="NimbusRomNo9L-Regu1" style:font-style-asian="normal" style:font-name-complex="NimbusRomNo9L-Regu1" style:font-style-complex="normal"/>
    </style:style>
    <style:style style:name="T19" style:family="text">
      <style:text-properties fo:font-style="normal" style:font-name-asian="NimbusRomNo9L-Medi1" style:font-style-asian="normal" style:font-name-complex="NimbusRomNo9L-Medi1" style:font-style-complex="normal"/>
    </style:style>
    <style:style style:name="T20" style:family="text">
      <style:text-properties fo:font-style="normal" fo:font-weight="bold" style:font-name-asian="Arial-BoldMT" style:font-style-asian="normal" style:font-weight-asian="bold" style:font-name-complex="Arial-BoldMT" style:font-style-complex="normal" style:font-weight-complex="bold"/>
    </style:style>
    <style:style style:name="T21" style:family="text">
      <style:text-properties fo:font-style="normal" fo:font-weight="bold" style:font-name-asian="TimesNewRomanPS-BoldMT" style:font-style-asian="normal" style:font-weight-asian="bold" style:font-name-complex="TimesNewRomanPS-BoldMT" style:font-style-complex="normal" style:font-weight-complex="bold"/>
    </style:style>
    <style:style style:name="T22" style:family="text">
      <style:text-properties fo:font-style="normal" fo:font-weight="bold" style:font-name-asian="TimesNewRomanPSMT1" style:font-style-asian="normal" style:font-weight-asian="bold" style:font-name-complex="TimesNewRomanPSMT1" style:font-style-complex="normal" style:font-weight-complex="bold"/>
    </style:style>
    <style:style style:name="T23" style:family="text">
      <style:text-properties fo:font-style="normal" fo:font-weight="bold" style:font-name-asian="Times-Bold" style:font-style-asian="normal" style:font-weight-asian="bold" style:font-name-complex="Times-Bold" style:font-style-complex="normal" style:font-weight-complex="bold"/>
    </style:style>
    <style:style style:name="T24" style:family="text">
      <style:text-properties fo:font-style="normal" style:font-name-asian="TimesNewRomanPSMT1" style:font-style-asian="normal" style:font-name-complex="TimesNewRomanPSMT1" style:font-style-complex="normal"/>
    </style:style>
    <style:style style:name="T25" style:family="text">
      <style:text-properties fo:font-style="normal" fo:font-weight="normal" style:font-name-asian="TimesNewRomanPSMT1" style:font-style-asian="normal" style:font-weight-asian="normal" style:font-name-complex="TimesNewRomanPSMT1" style:font-style-complex="normal" style:font-weight-complex="normal"/>
    </style:style>
    <style:style style:name="T26" style:family="text">
      <style:text-properties fo:font-style="normal" fo:font-weight="normal" style:font-name-asian="Times-Roman" style:font-style-asian="normal" style:font-weight-asian="normal" style:font-name-complex="Times-Roman" style:font-style-complex="normal" style:font-weight-complex="normal"/>
    </style:style>
    <style:style style:name="T27" style:family="text">
      <style:text-properties fo:font-style="normal" fo:font-weight="normal" style:font-name-asian="CMR12" style:font-style-asian="normal" style:font-weight-asian="normal" style:font-name-complex="CMR12" style:font-style-complex="normal" style:font-weight-complex="normal"/>
    </style:style>
    <style:style style:name="T28" style:family="text">
      <style:text-properties fo:font-style="normal" style:font-name-asian="Times-Roman" style:font-style-asian="normal" style:font-name-complex="Times-Roman" style:font-style-complex="normal"/>
    </style:style>
    <style:style style:name="T29" style:family="text">
      <style:text-properties fo:font-style="normal" style:font-name-asian="TimesNewRomanPS-BoldMT" style:font-style-asian="normal" style:font-name-complex="TimesNewRomanPS-BoldMT" style:font-style-complex="normal"/>
    </style:style>
    <style:style style:name="T30" style:family="text">
      <style:text-properties fo:font-style="normal" style:font-name-asian="Times-Bold" style:font-style-asian="normal" style:font-name-complex="Times-Bold" style:font-style-complex="normal"/>
    </style:style>
    <style:style style:name="T31" style:family="text">
      <style:text-properties fo:font-style="normal" style:font-name-asian="Arial-BoldMT" style:font-style-asian="normal" style:font-name-complex="Arial-BoldMT" style:font-style-complex="normal"/>
    </style:style>
    <style:style style:name="T32" style:family="text">
      <style:text-properties fo:font-style="normal" style:font-name-asian="CMBX12" style:font-style-asian="normal" style:font-name-complex="CMBX12" style:font-style-complex="normal"/>
    </style:style>
    <style:style style:name="T33" style:family="text">
      <style:text-properties fo:font-size="7pt" fo:font-style="normal" style:font-name-asian="Times-Roman" style:font-size-asian="7pt" style:font-style-asian="normal" style:font-name-complex="Times-Roman" style:font-size-complex="7pt" style:font-style-complex="normal"/>
    </style:style>
    <style:style style:name="T34" style:family="text">
      <style:text-properties style:font-name-asian="TimesNewRoman" style:font-name-complex="TimesNewRoman"/>
    </style:style>
    <style:style style:name="T35" style:family="text">
      <style:text-properties fo:font-size="24pt" fo:font-style="normal" style:font-name-asian="Times-Roman" style:font-size-asian="24pt" style:font-style-asian="normal" style:font-name-complex="Times-Roman" style:font-size-complex="24pt" style:font-style-complex="normal"/>
    </style:style>
    <style:style style:name="T36" style:family="text">
      <style:text-properties fo:font-size="24pt" fo:font-style="italic" style:font-name-asian="Times-Italic" style:font-size-asian="24pt" style:font-style-asian="italic" style:font-name-complex="Times-Italic" style:font-size-complex="24pt" style:font-style-complex="italic"/>
    </style:style>
    <style:style style:name="T37" style:family="text">
      <style:text-properties fo:font-size="14.5pt" fo:font-style="normal" fo:font-weight="normal" style:font-name-asian="CMR12" style:font-size-asian="14.5pt" style:font-style-asian="normal" style:font-weight-asian="normal" style:font-name-complex="CMR12" style:font-size-complex="14.5pt" style:font-style-complex="normal" style:font-weight-complex="normal"/>
    </style:style>
    <style:style style:name="T38" style:family="text">
      <style:text-properties fo:font-size="14.5pt" fo:font-style="normal" fo:font-weight="normal" style:font-name-asian="Times-Roman" style:font-size-asian="14.5pt" style:font-style-asian="normal" style:font-weight-asian="normal" style:font-name-complex="Times-Roman" style:font-size-complex="14.5pt" style:font-style-complex="normal" style:font-weight-complex="normal"/>
    </style:style>
    <style:style style:name="T39" style:family="text">
      <style:text-properties style:font-name-asian="NimbusRomNo9L-Medi" style:font-name-complex="NimbusRomNo9L-Medi"/>
    </style:style>
    <style:style style:name="T40" style:family="text">
      <style:text-properties style:font-name-asian="NimbusRomNo9L-Regu" style:font-name-complex="NimbusRomNo9L-Regu"/>
    </style:style>
    <style:style style:name="T41" style:family="text">
      <style:text-properties style:font-name="Times-Roman" fo:font-style="normal" fo:font-weight="bold" style:font-name-asian="Times-Roman" style:font-style-asian="normal" style:font-weight-asian="bold" style:font-name-complex="Times-Roman" style:font-style-complex="normal" style:font-weight-complex="bold"/>
    </style:style>
    <style:style style:name="T42" style:family="text">
      <style:text-properties style:font-name="Times-Roman" fo:font-style="normal" style:font-name-asian="Times-Roman" style:font-style-asian="normal" style:font-name-complex="Times-Roman" style:font-style-complex="normal"/>
    </style:style>
    <style:style style:name="T43" style:family="text">
      <style:text-properties style:font-name="Times-Roman" fo:font-size="24pt" fo:font-style="normal" fo:font-weight="bold" style:font-name-asian="Times-Roman" style:font-size-asian="24pt" style:font-style-asian="normal" style:font-weight-asian="bold" style:font-name-complex="Times-Roman" style:font-size-complex="24pt" style:font-style-complex="normal" style:font-weight-complex="bold"/>
    </style:style>
    <style:style style:name="T44" style:family="text">
      <style:text-properties style:font-name="Times-Roman" fo:font-size="24pt" fo:font-style="normal" style:font-name-asian="Times-Roman" style:font-size-asian="24pt" style:font-style-asian="normal" style:font-name-complex="Times-Roman" style:font-size-complex="24pt" style:font-style-complex="normal"/>
    </style:style>
    <style:style style:name="T45" style:family="text">
      <style:text-properties style:font-name="Times-Roman" fo:font-size="7pt" fo:font-style="normal" fo:font-weight="bold" style:font-name-asian="Times-Roman" style:font-size-asian="7pt" style:font-style-asian="normal" style:font-weight-asian="bold" style:font-name-complex="Times-Roman" style:font-size-complex="7pt" style:font-style-complex="normal" style:font-weight-complex="bold"/>
    </style:style>
    <style:style style:name="T46" style:family="text">
      <style:text-properties style:font-name="Times-Roman" fo:font-size="7pt" fo:font-style="normal" style:font-name-asian="Times-Roman" style:font-size-asian="7pt" style:font-style-asian="normal" style:font-name-complex="Times-Roman" style:font-size-complex="7pt" style:font-style-complex="normal"/>
    </style:style>
    <style:style style:name="T47" style:family="text">
      <style:text-properties fo:font-weight="bold" style:font-name-asian="Times-Bold" style:font-weight-asian="bold" style:font-name-complex="Times-Bold" style:font-weight-complex="bold"/>
    </style:style>
    <style:style style:name="T48" style:family="text">
      <style:text-properties style:font-name="Times-Italic" fo:font-size="24pt" fo:font-style="italic" fo:font-weight="bold" style:font-name-asian="Times-Italic" style:font-size-asian="24pt" style:font-style-asian="italic" style:font-weight-asian="bold" style:font-name-complex="Times-Italic" style:font-size-complex="24pt" style:font-style-complex="italic" style:font-weight-complex="bold"/>
    </style:style>
    <style:style style:name="T49" style:family="text">
      <style:text-properties style:font-name="Times-Italic" fo:font-size="24pt" fo:font-style="italic" style:font-name-asian="Times-Italic" style:font-size-asian="24pt" style:font-style-asian="italic" style:font-name-complex="Times-Italic" style:font-size-complex="24pt" style:font-style-complex="italic"/>
    </style:style>
    <style:style style:name="T50" style:family="text">
      <style:text-properties style:font-name-asian="Times-Bold" style:font-name-complex="Times-Bold"/>
    </style:style>
    <style:style style:name="T51" style:family="text">
      <style:text-properties style:font-name="CMBX12" fo:font-size="20.5pt" fo:font-style="normal" style:font-name-asian="CMBX12" style:font-size-asian="20.5pt" style:font-style-asian="normal" style:font-name-complex="CMBX12" style:font-size-complex="20.5pt" style:font-style-complex="normal"/>
    </style:style>
    <style:style style:name="T52" style:family="text">
      <style:text-properties style:font-name="CMBX12" fo:font-size="20.5pt" style:font-name-asian="CMBX12" style:font-size-asian="20.5pt" style:font-name-complex="CMBX12" style:font-size-complex="20.5pt"/>
    </style:style>
    <style:style style:name="T53" style:family="text">
      <style:text-properties style:font-name="Times New Roman1" fo:font-size="11pt" fo:font-style="normal" fo:font-weight="normal" style:font-name-asian="Times-Roman" style:font-size-asian="11pt" style:font-style-asian="normal" style:font-weight-asian="normal" style:font-name-complex="Times-Roman" style:font-size-complex="11pt" style:font-style-complex="normal" style:font-weight-complex="normal"/>
    </style:style>
    <style:style style:name="T54" style:family="text">
      <style:text-properties style:font-name-asian="CMBX12" style:font-name-complex="CMBX12"/>
    </style:style>
    <style:style style:name="T55" style:family="text">
      <style:text-properties style:font-name="CMR12" fo:font-size="14.5pt" fo:font-style="normal" fo:font-weight="normal" style:font-name-asian="CMR12" style:font-size-asian="14.5pt" style:font-style-asian="normal" style:font-weight-asian="normal" style:font-name-complex="CMR12" style:font-size-complex="14.5pt" style:font-style-complex="normal" style:font-weight-complex="normal"/>
    </style:style>
    <style:style style:name="T56" style:family="text">
      <style:text-properties style:font-name="CMR12" fo:font-size="14.5pt" fo:font-style="normal" fo:font-weight="normal" style:font-name-asian="Times-Roman" style:font-size-asian="14.5pt" style:font-style-asian="normal" style:font-weight-asian="normal" style:font-name-complex="Times-Roman" style:font-size-complex="14.5pt" style:font-style-complex="normal" style:font-weight-complex="normal"/>
    </style:style>
    <style:style style:name="T57" style:family="text">
      <style:text-properties fo:font-variant="normal" fo:text-transform="none" fo:color="#222222" style:font-name="arial" fo:font-size="9.75pt" fo:letter-spacing="normal" fo:font-style="normal" fo:font-weight="normal" style:font-name-asian="CMR12" style:font-size-asian="14.5pt" style:font-style-asian="normal" style:font-weight-asian="normal" style:font-name-complex="CMR12" style:font-size-complex="14.5pt" style:font-style-complex="normal" style:font-weight-complex="normal"/>
    </style:style>
    <style:style style:name="T58" style:family="text">
      <style:text-properties fo:font-variant="normal" fo:text-transform="none" fo:color="#222222" fo:font-size="9.75pt" fo:letter-spacing="normal" fo:font-style="normal" fo:font-weight="normal" style:font-name-asian="CMR12" style:font-size-asian="14.5pt" style:font-style-asian="normal" style:font-weight-asian="normal" style:font-name-complex="CMR12" style:font-size-complex="14.5pt" style:font-style-complex="normal" style:font-weight-complex="normal"/>
    </style:style>
    <style:style style:name="T59" style:family="text">
      <style:text-properties fo:font-variant="normal" fo:text-transform="none" fo:color="#222222" fo:letter-spacing="normal" fo:font-style="normal" fo:font-weight="normal" style:font-name-asian="CMR12" style:font-style-asian="normal" style:font-weight-asian="normal" style:font-name-complex="CMR12" style:font-style-complex="normal" style:font-weight-complex="normal"/>
    </style:style>
    <style:style style:name="T60" style:family="text">
      <style:text-properties fo:font-size="20.5pt" fo:font-style="normal" style:font-name-asian="CMBX12" style:font-size-asian="20.5pt" style:font-style-asian="normal" style:font-name-complex="CMBX12" style:font-size-complex="20.5pt" style:font-style-complex="normal"/>
    </style:style>
    <style:style style:name="T61" style:family="text">
      <style:text-properties fo:font-size="20.5pt" style:font-name-asian="CMBX12" style:font-size-asian="20.5pt" style:font-name-complex="CMBX12" style:font-size-complex="2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text:span text:style-name="T17">[1] </text:span><text:span text:style-name="T34">C. B. Browne et al., "A Survey of Monte Carlo Tree Search Methods" in </text:span><text:span text:style-name="T4">IEEE TRANSACTIONS ON COMPUTATIONAL INTELLIGENCE AND AI IN GAMES, VOL. 2012 </text:span><text:span text:style-name="T14">pp. 1-43</text:span></text:p>
      <text:p text:style-name="P4"><text:span text:style-name="T14">[2] F.</text:span><text:span text:style-name="T18"> Xie and Z. Liu, "</text:span><text:span text:style-name="T19">Backpropagation Modification in Monte-Carlo Game Tree Search</text:span><text:span text:style-name="T18">" presented at </text:span><text:span text:style-name="T6">Third International Symposium on Intelligent Information Technology Application</text:span><text:span text:style-name="T18">, 2009.</text:span></text:p>
      <text:p text:style-name="P3">[3] <text:span text:style-name="T34">S. Samothrakis, D. Robles, and S. Lucas</text:span><text:span text:style-name="T1">,</text:span><text:span text:style-name="T13">"</text:span><text:span text:style-name="T14">Fast Approximate Max-n Monte Carlo Tree Search for Ms Pac-Man" in </text:span><text:span text:style-name="T4">IEEE TRANS. ON COMP. <text:s/>INTELL. AND AI IN GAMES</text:span><text:span text:style-name="T14">, 2011, pp. 142-154</text:span></text:p>
      <text:p text:style-name="P4"><text:span text:style-name="T15">[4] </text:span><text:span text:style-name="T39">J. Heinrich </text:span><text:span text:style-name="T40">and </text:span><text:span text:style-name="T39">D. Silver, "Self-Play Monte-Carlo Tree Search in Computer Poker" in </text:span><text:span text:style-name="T5">Computer Poker and Imperfect Information: Papers from the AAAI-14 Workshop</text:span></text:p>
      <text:p text:style-name="P4"><text:span text:style-name="T14">[5] </text:span><text:span text:style-name="T15">P. Cowling</text:span><text:span text:style-name="T2">, </text:span><text:span text:style-name="T15">C. Ward</text:span><text:span text:style-name="T2">, </text:span><text:span text:style-name="T16">and</text:span><text:span text:style-name="T2"> </text:span><text:span text:style-name="T15">E. Powley</text:span><text:span text:style-name="T2">, </text:span><text:span text:style-name="T16">"</text:span><text:span text:style-name="T15">Ensemble Determinization in Monte Carlo Tree Search for the Imperfect Information Card Game </text:span><text:span text:style-name="T2">Magic: The Gathering" in </text:span><text:span text:style-name="T3">IEEE TRANS. ON COMP. INTELLIGENCE AND AI IN GAMES, 2012. pp. 241-257.</text:span></text:p>
      <text:p text:style-name="P2"><text:span text:style-name="T15">[6] </text:span><text:span text:style-name="T24">T. Toyoda and Y. Kotani, "</text:span><text:span text:style-name="T29">Monte Carlo Go using Previous Simulation Results</text:span><text:span text:style-name="T24">" presented at </text:span><text:span text:style-name="T6">International Conference on Technologies and Applications of Artificial Intelligence</text:span><text:span text:style-name="T24">, 2010. pp. 182-186</text:span></text:p>
      <text:p text:style-name="P2"><text:span text:style-name="T24"/></text:p>
      <text:p text:style-name="P2"><text:span text:style-name="T24">[7] </text:span><text:span text:style-name="T28">Y. Wang and S. Gelly, "</text:span><text:span text:style-name="T30">Modifications of UCT and sequence-like simulations for </text:span><text:span text:style-name="T50">Monte-Carlo Go" presented at </text:span><text:span text:style-name="T9">IEEE Symposium on Computational Intelligence and Games, 2007. </text:span><text:span text:style-name="T31">pp. 175-182</text:span></text:p>
      <text:p text:style-name="P2"><text:span text:style-name="T31"/></text:p>
      <text:p text:style-name="P2"><text:span text:style-name="T31">[8] </text:span><text:span text:style-name="T28">B. Arneson, R. B. Hayward, and P. Henderson, "Monte Carlo Tree Search in </text:span><text:span text:style-name="T10">Hex</text:span><text:span text:style-name="T28">" in </text:span><text:span text:style-name="T11">IEEE Transactions On Computational Intelligence and AI in Games</text:span><text:span text:style-name="T28">, Vol. 2, No. 4, December 2010</text:span></text:p>
      <text:p text:style-name="P2"><text:span text:style-name="T28"/></text:p>
      <text:p text:style-name="P1"><text:span text:style-name="T26">[9] T. Jakl, "</text:span><text:span text:style-name="T32">Arimaa challenge – comparission study of </text:span><text:span text:style-name="T54">MCTS versus alpha-beta methods</text:span><text:span text:style-name="T26">" M.S. Thesis, </text:span><text:span text:style-name="T27">Dept. of Theoretical Comp. Sci. and Math. Logic., Charles Univ., Prague, </text:span><text:span text:style-name="T59">Czech Republic, 2011</text:span><text:span text:style-name="T27"> </text:span></text:p>
      <text:p text:style-name="P1"><text:span text:style-name="T26"/></text:p>
      <text:p text:style-name="P1"><text:span text:style-name="T26">[10]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MBX12" svg:font-family="CMBX12"/>
    <style:font-face style:name="CMR12" svg:font-family="CMR12"/>
    <style:font-face style:name="NimbusRomNo9L-Medi1" svg:font-family="NimbusRomNo9L-Medi"/>
    <style:font-face style:name="NimbusRomNo9L-Regu1" svg:font-family="NimbusRomNo9L-Regu"/>
    <style:font-face style:name="OpenSymbol" svg:font-family="OpenSymbol"/>
    <style:font-face style:name="Tahoma1" svg:font-family="Tahoma"/>
    <style:font-face style:name="arial" svg:font-family="arial, sans-serif"/>
    <style:font-face style:name="MinionPro-Regular" svg:font-family="MinionPro-Regular" style:font-family-generic="roman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  <style:font-face style:name="TimesNewRoman1" svg:font-family="TimesNewRoman" style:font-family-generic="roman"/>
    <style:font-face style:name="TimesNewRoman,Italic1" svg:font-family="'TimesNewRoman,Italic'" style:font-family-generic="roman"/>
    <style:font-face style:name="TimesNewRomanPS-BoldMT" svg:font-family="TimesNewRomanPS-BoldMT" style:font-family-generic="roman"/>
    <style:font-face style:name="TimesNewRomanPSMT1" svg:font-family="TimesNewRomanPSMT" style:font-family-generic="roman"/>
    <style:font-face style:name="Arial-BoldMT" svg:font-family="Arial-BoldMT" style:font-family-generic="swiss"/>
    <style:font-face style:name="NimbusRomNo9L-Medi" svg:font-family="NimbusRomNo9L-Medi" style:font-family-generic="swiss"/>
    <style:font-face style:name="NimbusRomNo9L-Regu" svg:font-family="NimbusRomNo9L-Regu" style:font-family-generic="swiss"/>
    <style:font-face style:name="TimesNewRoman" svg:font-family="TimesNewRoman" style:font-family-generic="swiss"/>
    <style:font-face style:name="TimesNewRoman,Italic" svg:font-family="'TimesNewRoman,Italic'" style:font-family-generic="swiss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anging_20_indent" style:display-name="Hanging indent" style:family="paragraph" style:parent-style-name="Text_20_body" style:class="text">
      <style:paragraph-properties fo:margin="100%" fo:margin-left="0.5in" fo:margin-right="0in" fo:text-indent="-0.3in" style:auto-text-indent="false">
        <style:tab-stops/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H57M1S</meta:editing-duration>
    <meta:editing-cycles>28</meta:editing-cycles>
    <meta:generator>OpenOffice/4.0.1$Win32 OpenOffice.org_project/401m5$Build-9714</meta:generator>
    <dc:date>2015-03-19T18:04:36.31</dc:date>
    <dc:creator>Jon Collins</dc:creator>
    <meta:document-statistic meta:table-count="0" meta:image-count="0" meta:object-count="0" meta:page-count="1" meta:paragraph-count="10" meta:word-count="258" meta:character-count="1663"/>
    <meta:user-defined meta:name="Info 1"/>
    <meta:user-defined meta:name="Info 2"/>
    <meta:user-defined meta:name="Info 3"/>
    <meta:user-defined meta:name="Info 4"/>
  </office:meta>
</office:document-meta>
</file>